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01c3ae" officeooo:paragraph-rsid="0001c3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normal" officeooo:rsid="0001c3ae" officeooo:paragraph-rsid="0001c3a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normal" officeooo:rsid="0001c3ae" officeooo:paragraph-rsid="000b73b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normal" officeooo:rsid="000b73b6" officeooo:paragraph-rsid="000b73b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normal" officeooo:rsid="000ee58d" officeooo:paragraph-rsid="000ee58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1c3ae" officeooo:paragraph-rsid="0001c3a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b73b6" officeooo:paragraph-rsid="000b73b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ed8d6" officeooo:paragraph-rsid="000ed8d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ee58d" officeooo:paragraph-rsid="000ee58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b73b6" officeooo:paragraph-rsid="000b73b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0cd5e8" officeooo:paragraph-rsid="000cd5e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0b73b6" officeooo:paragraph-rsid="000b73b6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style:text-underline-style="none" fo:font-weight="normal" officeooo:rsid="0001c3ae" officeooo:paragraph-rsid="0001c3ae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position="0% 100%" style:text-underline-style="none" fo:font-weight="normal" officeooo:rsid="0001c3ae" officeooo:paragraph-rsid="0001c3ae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01c3ae" officeooo:paragraph-rsid="0001c3ae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0327c6" officeooo:paragraph-rsid="000327c6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065e24" officeooo:paragraph-rsid="00065e24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position="0% 100%" style:text-underline-style="none" fo:font-weight="normal" officeooo:rsid="00065e24" officeooo:paragraph-rsid="00065e24" style:font-weight-asian="normal" style:font-weight-complex="normal"/>
    </style:style>
    <style:style style:name="T1" style:family="text">
      <style:text-properties officeooo:rsid="0004760c"/>
    </style:style>
    <style:style style:name="T2" style:family="text">
      <style:text-properties officeooo:rsid="00065e24"/>
    </style:style>
    <style:style style:name="T3" style:family="text">
      <style:text-properties officeooo:rsid="0008048a"/>
    </style:style>
    <style:style style:name="T4" style:family="text">
      <style:text-properties officeooo:rsid="000a0ae1"/>
    </style:style>
    <style:style style:name="T5" style:family="text">
      <style:text-properties officeooo:rsid="000cd5e8"/>
    </style:style>
    <style:style style:name="T6" style:family="text">
      <style:text-properties officeooo:rsid="000e2fbd"/>
    </style:style>
    <style:style style:name="T7" style:family="text">
      <style:text-properties officeooo:rsid="000ed8d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l VF</text:p>
      <text:p text:style-name="P5">Pré visio :</text:p>
      <text:p text:style-name="P9">Vérifier Micro/vidéo</text:p>
      <text:p text:style-name="P9">liens de bibliographie</text:p>
      <text:p text:style-name="P9">habillé professionnel (pas costume nn plus)</text:p>
      <text:p text:style-name="P9">ne pas lire ses notes (ça se voit)</text:p>
      <text:p text:style-name="P2"/>
      <text:p text:style-name="P2"/>
      <text:p text:style-name="P2">Intro :</text:p>
      <text:p text:style-name="P6"/>
      <text:list xml:id="list3380954093" text:style-name="L1">
        <text:list-item>
          <text:p text:style-name="P13">Bienvenue</text:p>
        </text:list-item>
      </text:list>
      <text:list xml:id="list284928793" text:style-name="L2">
        <text:list-item>
          <text:p text:style-name="P14">but/ce que c’est</text:p>
          <text:list>
            <text:list-item>
              <text:p text:style-name="P14">PPP et détail (MON projet professionnel), qui tienne la route</text:p>
            </text:list-item>
          </text:list>
        </text:list-item>
      </text:list>
      <text:p text:style-name="P6"/>
      <text:p text:style-name="P6"/>
      <text:p text:style-name="P2">Passé :</text:p>
      <text:list xml:id="list494024072" text:style-name="L3">
        <text:list-item>
          <text:p text:style-name="P15">Bac à Strasbourg : début classique en école d’ingé : spé math/physique/chime , maths experte</text:p>
          <text:p text:style-name="P15">Mais, un petit plus : section euro Anglais</text:p>
        </text:list-item>
        <text:list-item>
          <text:p text:style-name="P16">Prépa : PCSI à Montigny, PSI à Jules Ferry</text:p>
        </text:list-item>
        <text:list-item>
          <text:p text:style-name="P16">1A SN avec tronc commun comme tous</text:p>
          <text:list>
            <text:list-item>
              <text:p text:style-name="P17">J’y ai trouvé un intérêt pour les réseaux, <text:span text:style-name="T6">et la manière dont</text:span> le réseau internet mondial fonctionne, ainsi que les <text:span text:style-name="T6">protocoles liés.</text:span></text:p>
            </text:list-item>
            <text:list-item>
              <text:p text:style-name="P16">Cela a, av<text:span text:style-name="T2">e</text:span>c <text:span text:style-name="T1">un intérêt aux vidéos de </text:span><text:span text:style-name="T4">Scammer Payback</text:span><text:span text:style-name="T1"> qui traque les arnaqueurs et leurs appareils. À tel point qu’il a travaillé avec le gouv Indien pour les trouver et les arrêter.</text:span></text:p>
            </text:list-item>
          </text:list>
        </text:list-item>
      </text:list>
      <text:p text:style-name="P6"/>
      <text:p text:style-name="P2">Présent :</text:p>
      <text:list xml:id="list3450829395" text:style-name="L4">
        <text:list-item>
          <text:p text:style-name="P18">Ainsi <text:span text:style-name="T3">cela m’a mené à m’orienter en Réseaux locaux, </text:span><text:span text:style-name="T7">où on apprends plus de détails et de pratique au niveau de ces aspects qui m’ont intéressés</text:span></text:p>
        </text:list-item>
      </text:list>
      <text:p text:style-name="P2"/>
      <text:p text:style-name="P3">Mobilité internationale :</text:p>
      <text:p text:style-name="P7">Stage <text:s/>1A (7 semaines) <text:span text:style-name="T7">au Japon</text:span> + stage 2A (au moins 10 semaines, 12 opti) <text:span text:style-name="T7">Recherche Safran/Capgemini</text:span> =&gt; 17 ou 19 semaines</text:p>
      <text:p text:style-name="P7"/>
      <text:p text:style-name="P2">Future :</text:p>
      <text:p text:style-name="P7">Stage 2A en (cyber)sécurité =&gt; espère avoir TLS-SEC, sinon UE à choix sécurité</text:p>
      <text:p text:style-name="P7">=&gt; pour suivre en cyber <text:span text:style-name="T5">en région Parisienne</text:span> une fois diplômé</text:p>
      <text:p text:style-name="P2"/>
      <text:p text:style-name="P4">Marché du L :</text:p>
      <text:p text:style-name="P8"/>
      <text:p text:style-name="P10">Déjà qu’en informatique (en France au moins) le marché est favorable aux salariés, c’est encore + le cas dans certains domaines, et la cyber en fait partie</text:p>
      <text:p text:style-name="P10"/>
      <text:p text:style-name="P12">Prospects :</text:p>
      <text:p text:style-name="P11">Grande possibilité d’évolution verticale en restant dans le domaine (jusqu’à c-level), horizontale toujours pratique cependant</text:p>
      <text:p text:style-name="P11">Puteaux : Création du Campus Cyber avec de nombreuses entreprises et leurs branches de cyber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0:40:39.157002988</meta:creation-date>
    <dc:date>2024-11-25T10:47:57.668800859</dc:date>
    <meta:editing-duration>PT38M14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288" meta:character-count="1613" meta:non-whitespace-character-count="1363"/>
  </office:meta>
</office:document-meta>
</file>